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e9a2d" officeooo:paragraph-rsid="001e9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 did the Hourly Log Challenge on Sunday. I tried to use unproductive websites for less than an hour and a half (not including Netflix, that's just inhumane). I also tried to make sure I read for at least an hour and worked on learning a new song on guitar. I've already been trying to read more and pointlessly browse the internet less, and get back into guitar. I have something on my computer that I can set to cut off my access to certain web sites after spending a certain amount of time on them, which is really helpful for procrastinating and stagnating on projects le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2:35:30.600964042</meta:creation-date>
    <dc:date>2014-12-06T22:40:48.906242699</dc:date>
    <meta:editing-duration>PT5M18S</meta:editing-duration>
    <meta:editing-cycles>1</meta:editing-cycles>
    <meta:document-statistic meta:table-count="0" meta:image-count="0" meta:object-count="0" meta:page-count="1" meta:paragraph-count="1" meta:word-count="107" meta:character-count="580" meta:non-whitespace-character-count="472"/>
    <meta:generator>LibreOffice/4.3.4.1$Linux_X86_64 LibreOffice_project/430m0$Build-1</meta:generator>
  </office:meta>
</office:document-meta>
</file>